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200" draw:textarea-horizontal-align="justify" draw:textarea-vertical-align="middle" draw:auto-grow-height="false" fo:min-height="0.21cm" fo:min-width="1.484cm"/>
    </style:style>
    <style:style style:name="gr2" style:family="graphic" style:parent-style-name="standard">
      <style:graphic-properties draw:textarea-horizontal-align="justify" draw:textarea-vertical-align="middle" draw:auto-grow-height="false" fo:min-height="0.21cm" fo:min-width="2.627cm"/>
    </style:style>
    <style:style style:name="gr3" style:family="graphic" style:parent-style-name="standard">
      <style:graphic-properties svg:stroke-color="#999999" draw:fill-color="#b2b2b2" draw:textarea-horizontal-align="justify" draw:textarea-vertical-align="middle" draw:auto-grow-height="false" fo:min-height="0.21cm" fo:min-width="0.468cm"/>
    </style:style>
    <style:style style:name="gr4" style:family="graphic" style:parent-style-name="standard">
      <style:graphic-properties draw:textarea-horizontal-align="justify" draw:textarea-vertical-align="middle" draw:auto-grow-height="false" fo:min-height="0.21cm" fo:min-width="1.48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1.484cm"/>
    </style:style>
    <style:style style:name="gr6" style:family="graphic" style:parent-style-name="standard">
      <style:graphic-properties svg:stroke-color="#000000" draw:fill-color="#bd7cb5" draw:textarea-horizontal-align="justify" draw:textarea-vertical-align="middle" draw:auto-grow-height="false" fo:min-height="0.21cm" fo:min-width="2.627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21cm" fo:min-width="2.627cm"/>
    </style:style>
    <style:style style:name="gr8" style:family="graphic" style:parent-style-name="standard">
      <style:graphic-properties svg:stroke-color="#000000" draw:fill-color="#ef413d" draw:textarea-horizontal-align="justify" draw:textarea-vertical-align="middle" draw:auto-grow-height="false" fo:min-height="0.21cm" fo:min-width="1.484cm"/>
    </style:style>
    <style:style style:name="gr9" style:family="graphic" style:parent-style-name="standard">
      <style:graphic-properties svg:stroke-color="#000000" draw:fill-color="#72bf44" draw:textarea-horizontal-align="justify" draw:textarea-vertical-align="middle" draw:auto-grow-height="false" fo:min-height="0.258cm" fo:min-width="2.676cm"/>
    </style:style>
    <style:style style:name="gr10" style:family="graphic" style:parent-style-name="standard">
      <style:graphic-properties svg:stroke-color="#000000" draw:fill-color="#bd7cb5" draw:textarea-horizontal-align="justify" draw:textarea-vertical-align="middle" draw:auto-grow-height="false" fo:min-height="0.258cm" fo:min-width="2.676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bd7cb5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ef413d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508cm" svg:x="3.413cm" svg:y="1.635cm">
          <text:p text:style-name="P1">3v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508cm" svg:x="2.27cm" svg:y="2.27cm">
          <text:p text:style-name="P1">P2/S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.635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2.27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0.508cm" svg:x="2.27cm" svg:y="2.905cm">
          <text:p text:style-name="P1">P3/SC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3.54cm">
          <text:p text:style-name="P1">P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2.905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3.54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3.413cm" svg:y="4.175cm">
          <text:p text:style-name="P1">G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4.81cm">
          <text:p text:style-name="P1">P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4.175cm">
          <text:p text:style-name="P1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4.81cm">
          <text:p text:style-name="P1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5.445cm">
          <text:p text:style-name="P1">P2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6.08cm">
          <text:p text:style-name="P1">P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5.445cm">
          <text:p text:style-name="P1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6.08cm">
          <text:p text:style-name="P1">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032cm" svg:height="0.508cm" svg:x="3.413cm" svg:y="6.715cm">
          <text:p text:style-name="P1">3v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175cm" svg:height="0.508cm" svg:x="2.27cm" svg:y="7.35cm">
          <text:p text:style-name="P1">P10/MOS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6.715cm">
          <text:p text:style-name="P1">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7.35cm">
          <text:p text:style-name="P1">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175cm" svg:height="0.508cm" svg:x="2.27cm" svg:y="7.985cm">
          <text:p text:style-name="P1">P9/MIS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175cm" svg:height="0.508cm" svg:x="2.27cm" svg:y="8.62cm">
          <text:p text:style-name="P1">P11/SL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7.985cm">
          <text:p text:style-name="P1">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8.62cm">
          <text:p text:style-name="P1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3.413cm" svg:y="9.255cm">
          <text:p text:style-name="P1">G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75cm" svg:height="0.508cm" svg:x="2.27cm" svg:y="9.89cm">
          <text:p text:style-name="P1">NO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9.255cm">
          <text:p text:style-name="P1">2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9.89cm">
          <text:p text:style-name="P1">2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10.525cm">
          <text:p text:style-name="P1">P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11.16cm">
          <text:p text:style-name="P1">P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0.525cm">
          <text:p text:style-name="P1">2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1.16cm">
          <text:p text:style-name="P1">3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11.795cm">
          <text:p text:style-name="P1">P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1.795cm">
          <text:p text:style-name="P1">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175cm" svg:height="0.508cm" svg:x="2.27cm" svg:y="12.43cm">
          <text:p text:style-name="P1">P19/MIS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3.413cm" svg:y="13.065cm">
          <text:p text:style-name="P1">P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2.43cm">
          <text:p text:style-name="P1">3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3.065cm">
          <text:p text:style-name="P1">3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3.413cm" svg:y="13.7cm">
          <text:p text:style-name="P1">3v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5.572cm" svg:y="13.7cm">
          <text:p text:style-name="P1">3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032cm" svg:height="0.508cm" svg:x="8.492cm" svg:y="1.635cm">
          <text:p text:style-name="P1">5v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032cm" svg:height="0.508cm" svg:x="8.492cm" svg:y="2.27cm">
          <text:p text:style-name="P1">5v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.635cm">
          <text:p text:style-name="P1">2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2.27cm">
          <text:p text:style-name="P1">4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8.492cm" svg:y="2.905cm">
          <text:p text:style-name="P1">GND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176cm" svg:height="0.508cm" svg:x="8.492cm" svg:y="3.54cm">
          <text:p text:style-name="P1">TX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2.905cm">
          <text:p text:style-name="P1">6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3.54cm">
          <text:p text:style-name="P1">8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176cm" svg:height="0.508cm" svg:x="8.492cm" svg:y="4.175cm">
          <text:p text:style-name="P1">RX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8.492cm" svg:y="4.81cm">
          <text:p text:style-name="P1">P18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4.175cm">
          <text:p text:style-name="P1">10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4.81cm">
          <text:p text:style-name="P1">12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8.492cm" svg:y="5.445cm">
          <text:p text:style-name="P1">GND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8.492cm" svg:y="6.08cm">
          <text:p text:style-name="P1">P23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5.445cm">
          <text:p text:style-name="P1">14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6.08cm">
          <text:p text:style-name="P1">16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8.492cm" svg:y="6.715cm">
          <text:p text:style-name="P1">P24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8.492cm" svg:y="7.35cm">
          <text:p text:style-name="P1">GND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6.715cm">
          <text:p text:style-name="P1">18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7.35cm">
          <text:p text:style-name="P1">20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8.492cm" svg:y="7.985cm">
          <text:p text:style-name="P1">P25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6cm" svg:height="0.508cm" svg:x="8.492cm" svg:y="8.62cm">
          <text:p text:style-name="P1">P8/CS0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7.985cm">
          <text:p text:style-name="P1">22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8.62cm">
          <text:p text:style-name="P1">24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6cm" svg:height="0.508cm" svg:x="8.492cm" svg:y="9.255cm">
          <text:p text:style-name="P1">P7/CS1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9.255cm">
          <text:p text:style-name="P1">26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9.89cm">
          <text:p text:style-name="P1">28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8.492cm" svg:y="10.525cm">
          <text:p text:style-name="P1">3v3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508cm" svg:x="8.492cm" svg:y="11.16cm">
          <text:p text:style-name="P1">P12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0.525cm">
          <text:p text:style-name="P1">30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1.16cm">
          <text:p text:style-name="P1">32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032cm" svg:height="0.508cm" svg:x="8.492cm" svg:y="11.795cm">
          <text:p text:style-name="P1">3v3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1.795cm">
          <text:p text:style-name="P1">34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6cm" svg:height="0.508cm" svg:x="8.492cm" svg:y="12.43cm">
          <text:p text:style-name="P1">P16/CS0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6cm" svg:height="0.508cm" svg:x="8.492cm" svg:y="13.065cm">
          <text:p text:style-name="P1">P20/MOSI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2.43cm">
          <text:p text:style-name="P1">36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3.065cm">
          <text:p text:style-name="P1">38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6cm" svg:height="0.508cm" svg:x="8.492cm" svg:y="13.7cm">
          <text:p text:style-name="P1">P21/SCLK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508cm" svg:x="7.349cm" svg:y="13.7cm">
          <text:p text:style-name="P1">40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75cm" svg:height="0.508cm" svg:x="8.493cm" svg:y="9.89cm">
          <text:p text:style-name="P1">NO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0:36:31.163924836</meta:creation-date>
    <dc:date>2018-12-26T11:03:05.240739696</dc:date>
    <meta:editing-duration>PT3M52S</meta:editing-duration>
    <meta:editing-cycles>1</meta:editing-cycles>
    <meta:document-statistic meta:object-count="80"/>
    <meta:generator>LibreOffice/6.0.7.3$Linux_X86_64 LibreOffice_project/00m0$Build-3</meta:generator>
  </office:meta>
</office:document-meta>
</file>